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d01f" officeooo:paragraph-rsid="0010d01f"/>
    </style:style>
    <style:style style:name="P2" style:family="paragraph" style:parent-style-name="Standard">
      <style:text-properties officeooo:rsid="00114725" officeooo:paragraph-rsid="00114725"/>
    </style:style>
    <style:style style:name="P3" style:family="paragraph" style:parent-style-name="Standard">
      <style:text-properties officeooo:rsid="00114725" officeooo:paragraph-rsid="002296e5"/>
    </style:style>
    <style:style style:name="P4" style:family="paragraph" style:parent-style-name="Standard">
      <style:text-properties fo:color="#800080" style:font-name="Courier New" fo:font-size="10pt" fo:font-weight="normal" style:font-size-asian="10pt" style:font-weight-asian="normal"/>
    </style:style>
    <style:style style:name="P5" style:family="paragraph" style:parent-style-name="Standard">
      <style:text-properties officeooo:paragraph-rsid="00114725"/>
    </style:style>
    <style:style style:name="P6" style:family="paragraph" style:parent-style-name="Standard">
      <style:text-properties fo:color="#808000" style:font-name="Courier New" fo:font-size="10pt" fo:font-weight="normal" officeooo:rsid="00193052" officeooo:paragraph-rsid="00193052" style:font-size-asian="10pt" style:font-weight-asian="normal"/>
    </style:style>
    <style:style style:name="P7" style:family="paragraph" style:parent-style-name="Standard">
      <style:text-properties fo:color="#808000" style:font-name="Courier New" fo:font-size="10pt" fo:font-weight="normal" officeooo:rsid="00193052" officeooo:paragraph-rsid="00114725" style:font-size-asian="10pt" style:font-weight-asian="normal"/>
    </style:style>
    <style:style style:name="P8" style:family="paragraph" style:parent-style-name="Standard">
      <style:text-properties fo:color="#808000" style:font-name="Courier New" fo:font-size="10pt" fo:font-weight="normal" officeooo:rsid="00193052" officeooo:paragraph-rsid="001d972f" style:font-size-asian="10pt" style:font-weight-asian="normal"/>
    </style:style>
    <style:style style:name="P9" style:family="paragraph" style:parent-style-name="Standard">
      <style:text-properties fo:color="#808000" style:font-name="Courier New" fo:font-size="10pt" fo:font-weight="normal" officeooo:paragraph-rsid="00193052" style:font-size-asian="10pt" style:font-weight-asian="normal"/>
    </style:style>
    <style:style style:name="P10" style:family="paragraph" style:parent-style-name="Standard">
      <style:text-properties fo:color="#808000" style:font-name="Courier New" fo:font-size="10pt" fo:font-weight="normal" officeooo:paragraph-rsid="002a99e8" style:font-size-asian="10pt" style:font-weight-asian="normal"/>
    </style:style>
    <style:style style:name="P11" style:family="paragraph" style:parent-style-name="Standard">
      <style:text-properties fo:color="#808000" style:font-name="Courier New" fo:font-size="10pt" fo:font-weight="normal" officeooo:rsid="00309aff" officeooo:paragraph-rsid="00309aff" style:font-size-asian="10pt" style:font-weight-asian="normal"/>
    </style:style>
    <style:style style:name="P12" style:family="paragraph" style:parent-style-name="Standard">
      <style:text-properties fo:color="#808000" style:font-name="Courier New" fo:font-size="10pt" fo:font-weight="normal" officeooo:rsid="002a99e8" officeooo:paragraph-rsid="002a99e8" fo:background-color="transparent" style:font-size-asian="10pt" style:font-weight-asian="normal"/>
    </style:style>
    <style:style style:name="P13" style:family="paragraph" style:parent-style-name="Standard">
      <style:text-properties officeooo:paragraph-rsid="0018476f"/>
    </style:style>
    <style:style style:name="P14" style:family="paragraph" style:parent-style-name="Standard">
      <style:text-properties officeooo:rsid="0011df2b" officeooo:paragraph-rsid="002296e5"/>
    </style:style>
    <style:style style:name="P15" style:family="paragraph" style:parent-style-name="Standard">
      <style:text-properties fo:color="#000000" style:font-name="Courier New" fo:font-size="10pt" fo:font-weight="normal" officeooo:paragraph-rsid="00114725" style:font-size-asian="10pt" style:font-weight-asian="normal"/>
    </style:style>
    <style:style style:name="P16" style:family="paragraph" style:parent-style-name="Standard">
      <style:text-properties fo:color="#000000" style:font-name="Courier New" fo:font-size="10pt" fo:font-weight="normal" officeooo:rsid="001ce765" officeooo:paragraph-rsid="0018476f" style:font-size-asian="10pt" style:font-weight-asian="normal"/>
    </style:style>
    <style:style style:name="P17" style:family="paragraph" style:parent-style-name="Standard">
      <style:text-properties fo:color="#000000" style:font-name="Courier New" fo:font-size="10pt" fo:font-weight="normal" officeooo:rsid="0032779f" officeooo:paragraph-rsid="0032779f" style:font-size-asian="10pt" style:font-weight-asian="normal"/>
    </style:style>
    <style:style style:name="P18" style:family="paragraph" style:parent-style-name="Standard">
      <style:text-properties fo:color="#000000" style:font-name="Courier New" fo:font-size="10pt" fo:font-weight="normal" officeooo:rsid="0032779f" officeooo:paragraph-rsid="0043e161" style:font-size-asian="10pt" style:font-weight-asian="normal"/>
    </style:style>
    <style:style style:name="P19" style:family="paragraph" style:parent-style-name="Standard">
      <style:text-properties fo:color="#000000" style:font-name="Courier New" fo:font-size="10pt" fo:font-weight="normal" officeooo:rsid="0047e6c7" officeooo:paragraph-rsid="0047e6c7" style:font-size-asian="10pt" style:font-weight-asian="normal"/>
    </style:style>
    <style:style style:name="P20" style:family="paragraph" style:parent-style-name="Standard">
      <style:text-properties fo:color="#ff00ff" style:font-name="Courier New" fo:font-size="10pt" fo:font-weight="normal" officeooo:rsid="0018476f" officeooo:paragraph-rsid="0018476f" style:font-size-asian="10pt" style:font-weight-asian="normal"/>
    </style:style>
    <style:style style:name="P21" style:family="paragraph" style:parent-style-name="Standard">
      <style:text-properties fo:color="#ff00ff" style:font-name="Courier New" fo:font-size="10pt" fo:font-weight="normal" officeooo:rsid="00193052" officeooo:paragraph-rsid="00193052" style:font-size-asian="10pt" style:font-weight-asian="normal"/>
    </style:style>
    <style:style style:name="P22" style:family="paragraph" style:parent-style-name="Standard">
      <style:text-properties fo:color="#ff00ff" style:font-name="Courier New" fo:font-size="10pt" fo:font-weight="normal" officeooo:rsid="00193052" officeooo:paragraph-rsid="002a99e8" style:font-size-asian="10pt" style:font-weight-asian="normal"/>
    </style:style>
    <style:style style:name="P23" style:family="paragraph" style:parent-style-name="Standard">
      <style:text-properties fo:color="#0000ff" style:font-name="Courier New" fo:font-size="10pt" fo:font-weight="normal" officeooo:paragraph-rsid="002a99e8" style:font-size-asian="10pt" style:font-weight-asian="normal"/>
    </style:style>
    <style:style style:name="P24" style:family="paragraph" style:parent-style-name="Standard">
      <style:text-properties fo:color="#0000ff" style:font-name="Courier New" fo:font-size="10pt" fo:font-weight="normal" officeooo:paragraph-rsid="002a99e8" fo:background-color="transparent" style:font-size-asian="10pt" style:font-weight-asian="normal"/>
    </style:style>
    <style:style style:name="P25" style:family="paragraph" style:parent-style-name="Standard">
      <style:text-properties fo:color="#0000ff" style:font-name="Courier New" fo:font-size="10pt" fo:font-weight="normal" officeooo:paragraph-rsid="003cf3fd" fo:background-color="transparent" style:font-size-asian="10pt" style:font-weight-asian="normal"/>
    </style:style>
    <style:style style:name="P26" style:family="paragraph" style:parent-style-name="Standard">
      <style:text-properties officeooo:paragraph-rsid="00309aff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0d01f" officeooo:paragraph-rsid="0010d01f" fo:background-color="transparent" style:font-weight-asian="bold" style:font-weight-complex="bold"/>
    </style:style>
    <style:style style:name="P28" style:family="paragraph" style:parent-style-name="Standard">
      <style:text-properties fo:background-color="transparent"/>
    </style:style>
    <style:style style:name="P29" style:family="paragraph" style:parent-style-name="Standard">
      <style:text-properties officeooo:paragraph-rsid="0010d01f" fo:background-color="transparent"/>
    </style:style>
    <style:style style:name="P30" style:family="paragraph" style:parent-style-name="Standard">
      <style:text-properties officeooo:paragraph-rsid="0043e161"/>
    </style:style>
    <style:style style:name="P31" style:family="paragraph" style:parent-style-name="Standard">
      <style:text-properties fo:color="#0000ff" style:font-name="Courier New" fo:font-size="10pt" fo:font-weight="normal" officeooo:paragraph-rsid="0010d01f" fo:background-color="#fff200" style:font-size-asian="10pt" style:font-weight-asian="normal"/>
    </style:style>
    <style:style style:name="P32" style:family="paragraph" style:parent-style-name="Standard">
      <style:text-properties fo:color="#0000ff" style:font-name="Courier New" fo:font-size="10pt" fo:font-weight="normal" officeooo:paragraph-rsid="004ce982" fo:background-color="#fff200" style:font-size-asian="10pt" style:font-weight-asian="normal"/>
    </style:style>
    <style:style style:name="P33" style:family="paragraph" style:parent-style-name="Standard">
      <style:text-properties fo:color="#0000ff" style:font-name="Courier New" fo:font-size="10pt" fo:font-weight="normal" officeooo:paragraph-rsid="0043e161" style:font-size-asian="10pt" style:font-weight-asian="normal"/>
    </style:style>
    <style:style style:name="P34" style:family="paragraph" style:parent-style-name="Standard">
      <style:text-properties fo:color="#0000ff" style:font-name="Courier New" fo:font-size="10pt" fo:font-weight="normal" officeooo:paragraph-rsid="004ce982" style:font-size-asian="10pt" style:font-weight-asian="normal"/>
    </style:style>
    <style:style style:name="P35" style:family="paragraph" style:parent-style-name="Standard">
      <style:text-properties fo:color="#0000ff" style:font-name="Courier New" fo:font-size="10pt" fo:font-weight="normal" officeooo:paragraph-rsid="004ce982" fo:background-color="transparent" style:font-size-asian="10pt" style:font-weight-asian="normal"/>
    </style:style>
    <style:style style:name="P36" style:family="paragraph" style:parent-style-name="Standard">
      <style:text-properties fo:color="#0000ff" style:font-name="Courier New" fo:font-size="10pt" fo:font-weight="normal" officeooo:paragraph-rsid="004ce982" fo:background-color="#ff0000" style:font-size-asian="10pt" style:font-weight-asian="normal"/>
    </style:style>
    <style:style style:name="P37" style:family="paragraph" style:parent-style-name="Standard">
      <style:text-properties fo:color="#808000" style:font-name="Courier New" fo:font-size="10pt" fo:font-weight="normal" officeooo:paragraph-rsid="003cf3fd" fo:background-color="#fff200" style:font-size-asian="10pt" style:font-weight-asian="normal"/>
    </style:style>
    <style:style style:name="P38" style:family="paragraph" style:parent-style-name="Standard">
      <style:text-properties fo:color="#808000" style:font-name="Courier New" fo:font-size="10pt" fo:font-weight="normal" officeooo:paragraph-rsid="004ce982" fo:background-color="#fff200" style:font-size-asian="10pt" style:font-weight-asian="normal"/>
    </style:style>
    <style:style style:name="P39" style:family="paragraph" style:parent-style-name="Standard">
      <style:text-properties fo:color="#808000" style:font-name="Courier New" fo:font-size="10pt" fo:font-weight="normal" style:font-size-asian="10pt" style:font-weight-asian="normal"/>
    </style:style>
    <style:style style:name="P40" style:family="paragraph" style:parent-style-name="Standard">
      <style:text-properties fo:color="#808000" style:font-name="Courier New" fo:font-size="10pt" fo:font-weight="normal" officeooo:paragraph-rsid="0043e161" style:font-size-asian="10pt" style:font-weight-asian="normal"/>
    </style:style>
    <style:style style:name="P41" style:family="paragraph" style:parent-style-name="Standard">
      <style:text-properties fo:color="#808000" style:font-name="Courier New" fo:font-size="10pt" fo:font-weight="normal" officeooo:rsid="00193052" officeooo:paragraph-rsid="004ce982" style:font-size-asian="10pt" style:font-weight-asian="normal"/>
    </style:style>
    <style:style style:name="P42" style:family="paragraph" style:parent-style-name="Standard">
      <style:text-properties fo:color="#808000" style:font-name="Courier New" fo:font-size="10pt" fo:font-weight="normal" officeooo:rsid="00309aff" officeooo:paragraph-rsid="004ce982" style:font-size-asian="10pt" style:font-weight-asian="normal"/>
    </style:style>
    <style:style style:name="P43" style:family="paragraph" style:parent-style-name="Standard">
      <style:text-properties fo:color="#808000" style:font-name="Courier New" fo:font-size="10pt" fo:font-weight="normal" officeooo:rsid="004dcc58" officeooo:paragraph-rsid="004ce982" style:font-size-asian="10pt" style:font-weight-asian="normal"/>
    </style:style>
    <style:style style:name="P44" style:family="paragraph" style:parent-style-name="Standard">
      <style:text-properties fo:color="#808000" style:font-name="Courier New" fo:font-size="10pt" fo:font-weight="normal" officeooo:paragraph-rsid="004ce982" style:font-size-asian="10pt" style:font-weight-asian="normal"/>
    </style:style>
    <style:style style:name="P45" style:family="paragraph" style:parent-style-name="Standard">
      <style:text-properties fo:color="#808000" style:font-name="Courier New" fo:font-size="10pt" fo:font-weight="normal" officeooo:rsid="002a99e8" officeooo:paragraph-rsid="004ce982" fo:background-color="transparent" style:font-size-asian="10pt" style:font-weight-asian="normal"/>
    </style:style>
    <style:style style:name="P46" style:family="paragraph" style:parent-style-name="Standard">
      <style:text-properties officeooo:rsid="0010d01f" officeooo:paragraph-rsid="004ce982"/>
    </style:style>
    <style:style style:name="P47" style:family="paragraph" style:parent-style-name="Standard">
      <style:text-properties style:text-underline-style="solid" style:text-underline-width="auto" style:text-underline-color="font-color" fo:font-weight="bold" officeooo:rsid="0010d01f" officeooo:paragraph-rsid="004ce982" fo:background-color="transparent" style:font-weight-asian="bold" style:font-weight-complex="bold"/>
    </style:style>
    <style:style style:name="P48" style:family="paragraph" style:parent-style-name="Standard">
      <style:text-properties officeooo:paragraph-rsid="004ce982" fo:background-color="transparent"/>
    </style:style>
    <style:style style:name="P49" style:family="paragraph" style:parent-style-name="Standard">
      <style:text-properties officeooo:rsid="00114725" officeooo:paragraph-rsid="004ce982"/>
    </style:style>
    <style:style style:name="P50" style:family="paragraph" style:parent-style-name="Standard">
      <style:text-properties fo:color="#800080" style:font-name="Courier New" fo:font-size="10pt" fo:font-weight="normal" officeooo:paragraph-rsid="004ce982" style:font-size-asian="10pt" style:font-weight-asian="normal"/>
    </style:style>
    <style:style style:name="P51" style:family="paragraph" style:parent-style-name="Standard">
      <style:text-properties officeooo:rsid="0011df2b" officeooo:paragraph-rsid="004ce982"/>
    </style:style>
    <style:style style:name="P52" style:family="paragraph" style:parent-style-name="Standard">
      <style:text-properties fo:color="#000000" style:font-name="Courier New" fo:font-size="10pt" fo:font-weight="normal" officeooo:rsid="001ce765" officeooo:paragraph-rsid="004ce982" style:font-size-asian="10pt" style:font-weight-asian="normal"/>
    </style:style>
    <style:style style:name="P53" style:family="paragraph" style:parent-style-name="Standard">
      <style:text-properties fo:color="#000000" style:font-name="Courier New" fo:font-size="10pt" fo:font-weight="normal" officeooo:rsid="0032779f" officeooo:paragraph-rsid="004ce982" style:font-size-asian="10pt" style:font-weight-asian="normal"/>
    </style:style>
    <style:style style:name="P54" style:family="paragraph" style:parent-style-name="Standard">
      <style:text-properties fo:color="#000000" style:font-name="Courier New" fo:font-size="10pt" fo:font-weight="normal" officeooo:paragraph-rsid="004ce982" style:font-size-asian="10pt" style:font-weight-asian="normal"/>
    </style:style>
    <style:style style:name="P55" style:family="paragraph" style:parent-style-name="Standard">
      <style:text-properties fo:color="#000000" style:font-name="Courier New" fo:font-size="10pt" fo:font-weight="normal" officeooo:rsid="0047e6c7" officeooo:paragraph-rsid="004ce982" fo:background-color="#ff0000" style:font-size-asian="10pt" style:font-weight-asian="normal"/>
    </style:style>
    <style:style style:name="P56" style:family="paragraph" style:parent-style-name="Standard">
      <style:text-properties fo:color="#000000" style:font-name="Courier New" fo:font-size="10pt" fo:font-weight="normal" officeooo:rsid="004dcc58" officeooo:paragraph-rsid="004ce982" fo:background-color="#ffffff" style:font-size-asian="10pt" style:font-weight-asian="normal"/>
    </style:style>
    <style:style style:name="P57" style:family="paragraph" style:parent-style-name="Standard">
      <style:text-properties fo:color="#ff00ff" style:font-name="Courier New" fo:font-size="10pt" fo:font-weight="normal" officeooo:rsid="0018476f" officeooo:paragraph-rsid="004ce982" style:font-size-asian="10pt" style:font-weight-asian="normal"/>
    </style:style>
    <style:style style:name="P58" style:family="paragraph" style:parent-style-name="Standard">
      <style:text-properties fo:color="#ff00ff" style:font-name="Courier New" fo:font-size="10pt" fo:font-weight="normal" officeooo:rsid="00193052" officeooo:paragraph-rsid="004ce982" style:font-size-asian="10pt" style:font-weight-asian="normal"/>
    </style:style>
    <style:style style:name="P59" style:family="paragraph" style:parent-style-name="Standard">
      <style:text-properties officeooo:paragraph-rsid="004ce982" fo:background-color="#ff0000"/>
    </style:style>
    <style:style style:name="P60" style:family="paragraph" style:parent-style-name="Standard">
      <style:text-properties officeooo:paragraph-rsid="004ce982"/>
    </style:style>
    <style:style style:name="T1" style:family="text">
      <style:text-properties fo:color="#0000ff"/>
    </style:style>
    <style:style style:name="T2" style:family="text">
      <style:text-properties fo:color="#0000ff" style:font-name="Courier New" fo:font-size="10pt" fo:font-weight="bold" style:font-size-asian="10pt" style:font-weight-asian="bold"/>
    </style:style>
    <style:style style:name="T3" style:family="text">
      <style:text-properties fo:color="#0000ff" style:font-name="Courier New" fo:font-size="10pt" fo:font-weight="bold" officeooo:rsid="001ce765" style:font-size-asian="10pt" style:font-weight-asian="bold"/>
    </style:style>
    <style:style style:name="T4" style:family="text">
      <style:text-properties fo:color="#0000ff" style:font-name="Courier New" fo:font-size="10pt" fo:font-weight="normal" style:font-size-asian="10pt" style:font-weight-asian="normal"/>
    </style:style>
    <style:style style:name="T5" style:family="text">
      <style:text-properties fo:color="#0000ff" fo:font-weight="bold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Courier New" fo:font-size="10pt" fo:font-weight="normal" style:font-size-asian="10pt" style:font-weight-asian="normal"/>
    </style:style>
    <style:style style:name="T8" style:family="text">
      <style:text-properties fo:color="#000000" style:font-name="Courier New" fo:font-size="10pt" fo:font-weight="normal" officeooo:rsid="001d972f" style:font-size-asian="10pt" style:font-weight-asian="normal"/>
    </style:style>
    <style:style style:name="T9" style:family="text">
      <style:text-properties fo:color="#000000" style:font-name="Courier New" fo:font-size="10pt" fo:font-weight="normal" officeooo:rsid="002296e5" style:font-size-asian="10pt" style:font-weight-asian="normal"/>
    </style:style>
    <style:style style:name="T10" style:family="text">
      <style:text-properties fo:color="#000000" officeooo:rsid="0019fcde"/>
    </style:style>
    <style:style style:name="T11" style:family="text">
      <style:text-properties fo:color="#000000" officeooo:rsid="001b9653"/>
    </style:style>
    <style:style style:name="T12" style:family="text">
      <style:text-properties fo:color="#000000" officeooo:rsid="001d972f"/>
    </style:style>
    <style:style style:name="T13" style:family="text">
      <style:text-properties fo:color="#000080" style:font-name="Courier New" fo:font-size="10pt" fo:font-weight="bold" style:font-size-asian="10pt" style:font-weight-asian="bold"/>
    </style:style>
    <style:style style:name="T14" style:family="text">
      <style:text-properties fo:color="#000080" style:font-name="Courier New" fo:font-size="10pt" fo:font-weight="bold" officeooo:rsid="004b920b" style:font-size-asian="10pt" style:font-weight-asian="bold"/>
    </style:style>
    <style:style style:name="T15" style:family="text">
      <style:text-properties fo:color="#000080" fo:font-weight="bold" style:font-weight-asian="bold"/>
    </style:style>
    <style:style style:name="T16" style:family="text">
      <style:text-properties fo:color="#808000"/>
    </style:style>
    <style:style style:name="T17" style:family="text">
      <style:text-properties fo:color="#808000" style:font-name="Courier New" fo:font-size="10pt" fo:font-weight="normal" style:font-size-asian="10pt" style:font-weight-asian="normal"/>
    </style:style>
    <style:style style:name="T18" style:family="text">
      <style:text-properties fo:color="#808000" officeooo:rsid="001d972f"/>
    </style:style>
    <style:style style:name="T19" style:family="text">
      <style:text-properties fo:color="#ff00ff"/>
    </style:style>
    <style:style style:name="T20" style:family="text">
      <style:text-properties fo:color="#ff00ff" style:font-name="Courier New" fo:font-size="10pt" fo:font-weight="normal" style:font-size-asian="10pt" style:font-weight-asian="normal"/>
    </style:style>
    <style:style style:name="T21" style:family="text">
      <style:text-properties fo:color="#800080" style:font-name="Courier New" fo:font-size="10pt" fo:font-weight="normal" style:font-size-asian="10pt" style:font-weight-asian="normal"/>
    </style:style>
    <style:style style:name="T22" style:family="text">
      <style:text-properties officeooo:rsid="002259be"/>
    </style:style>
    <style:style style:name="T23" style:family="text">
      <style:text-properties fo:color="#800000" style:font-name="Courier New" fo:font-size="10pt" fo:font-weight="bold" style:font-size-asian="10pt" style:font-weight-asian="bold"/>
    </style:style>
    <style:style style:name="T24" style:family="text">
      <style:text-properties officeooo:rsid="00391cac"/>
    </style:style>
    <style:style style:name="T25" style:family="text">
      <style:text-properties fo:font-weight="bold" style:font-weight-asian="bold"/>
    </style:style>
    <style:style style:name="T26" style:family="text">
      <style:text-properties fo:font-weight="bold" officeooo:rsid="001d972f" style:font-weight-asian="bold"/>
    </style:style>
    <style:style style:name="T27" style:family="text">
      <style:text-properties officeooo:rsid="0043e161"/>
    </style:style>
    <style:style style:name="T28" style:family="text">
      <style:text-properties officeooo:rsid="00491712"/>
    </style:style>
    <style:style style:name="T29" style:family="text">
      <style:text-properties officeooo:rsid="001d97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Alle Schüler anzeigen, die in einem Raum unterrichtet werden, der digitalisiert ist <text:span text:style-name="T8">(aufsteigender Reihenfolge nach </text:span><text:span text:style-name="T9">Nachname, dann nach Vorname</text:span><text:span text:style-name="T8">)</text:span></text:p>
      <text:p text:style-name="P47"/>
      <text:p text:style-name="P48"><text:span text:style-name="T2">SELECT</text:span><text:span text:style-name="T7"> </text:span><text:span text:style-name="T2">DISTINCT</text:span><text:span text:style-name="T7"> </text:span><text:span text:style-name="T20">schueler</text:span><text:span text:style-name="T4">.</text:span><text:span text:style-name="T17">schueler_nachname</text:span><text:span text:style-name="T4">,</text:span><text:span text:style-name="T7"> </text:span><text:span text:style-name="T20">schueler</text:span><text:span text:style-name="T4">.</text:span><text:span text:style-name="T17">schueler_vorname</text:span><text:span text:style-name="T4">,</text:span><text:span text:style-name="T7"> </text:span><text:span text:style-name="T20">klasse</text:span><text:span text:style-name="T4">.</text:span><text:span text:style-name="T17">klasse_name</text:span></text:p>
      <text:p text:style-name="P60"><text:span text:style-name="T2">FROM</text:span><text:span text:style-name="T7"> </text:span><text:span text:style-name="T20">schueler</text:span></text:p>
      <text:p text:style-name="P60"><text:span text:style-name="T7"><text:tab/></text:span><text:span text:style-name="T2">NATURAL</text:span><text:span text:style-name="T7"> </text:span><text:span text:style-name="T2">JOIN</text:span><text:span text:style-name="T7"> </text:span><text:span text:style-name="T20">klasse</text:span></text:p>
      <text:p text:style-name="P60"><text:span text:style-name="T7"><text:s text:c="6"/></text:span><text:span text:style-name="T2">NATURAL</text:span><text:span text:style-name="T7"> </text:span><text:span text:style-name="T2">JOIN</text:span><text:span text:style-name="T7"> </text:span><text:span text:style-name="T20">unterrichtungsort</text:span></text:p>
      <text:p text:style-name="P60"><text:span text:style-name="T7"><text:s text:c="6"/></text:span><text:span text:style-name="T2">NATURAL</text:span><text:span text:style-name="T7"> </text:span><text:span text:style-name="T2">JOIN</text:span><text:span text:style-name="T7"> </text:span><text:span text:style-name="T20">raum</text:span></text:p>
      <text:p text:style-name="P60"><text:span text:style-name="T7"><text:s text:c="6"/></text:span><text:span text:style-name="T2">WHERE</text:span><text:span text:style-name="T7"> </text:span><text:span text:style-name="T20">raum</text:span><text:span text:style-name="T4">.</text:span><text:span text:style-name="T17">raum_digitalisiert</text:span><text:span text:style-name="T7"> </text:span><text:span text:style-name="T4">=</text:span><text:span text:style-name="T7"> </text:span><text:span text:style-name="T21">1</text:span></text:p>
      <text:p text:style-name="P60"><text:span text:style-name="T7"><text:tab/></text:span><text:span text:style-name="T2">ORDER</text:span><text:span text:style-name="T7"> </text:span><text:span text:style-name="T2">BY</text:span><text:span text:style-name="T7"> </text:span><text:span text:style-name="T20">schueler</text:span><text:span text:style-name="T4">.</text:span><text:span text:style-name="T17">schueler_nachname</text:span><text:span text:style-name="T7"> </text:span><text:span text:style-name="T2">ASC</text:span><text:span text:style-name="T4">,</text:span><text:span text:style-name="T7"> </text:span><text:span text:style-name="T20">schueler</text:span><text:span text:style-name="T4">.</text:span><text:span text:style-name="T17">schueler_vorname</text:span><text:span text:style-name="T7"> </text:span><text:span text:style-name="T2">ASC</text:span><text:span text:style-name="T4">;</text:span></text:p>
      <text:p text:style-name="P32"/>
      <text:p text:style-name="P46"/>
      <text:p text:style-name="P46"/>
      <text:p text:style-name="P49"><text:bookmark-start text:name="__DdeLink__308_610769140"/>Anzahl aller bestandenen Schüler<text:bookmark-end text:name="__DdeLink__308_610769140"/> <text:span text:style-name="T22">gruppiert nach Klassennamen </text:span><text:span text:style-name="T8">(aufsteigender Reihenfolge nach </text:span><text:span text:style-name="T9">Klassenname</text:span><text:span text:style-name="T8">)</text:span></text:p>
      <text:p text:style-name="P49"/>
      <text:p text:style-name="P60"><text:span text:style-name="T2">SELECT</text:span><text:span text:style-name="T7"> </text:span><text:span text:style-name="T20">klasse</text:span><text:span text:style-name="T4">.</text:span><text:span text:style-name="T17">klasse_name</text:span><text:span text:style-name="T4">,</text:span><text:span text:style-name="T7"> </text:span><text:span text:style-name="T13">COUNT</text:span><text:span text:style-name="T4">(*)</text:span><text:span text:style-name="T7"> </text:span><text:span text:style-name="T2">AS</text:span><text:span text:style-name="T7"> </text:span><text:span text:style-name="T17">bestanden</text:span></text:p>
      <text:p text:style-name="P60"><text:span text:style-name="T2">FROM</text:span><text:span text:style-name="T7"> </text:span><text:span text:style-name="T20">schueler</text:span><text:span text:style-name="T7"> </text:span><text:span text:style-name="T2">NATURAL</text:span><text:span text:style-name="T7"> </text:span><text:span text:style-name="T2">JOIN</text:span><text:span text:style-name="T7"> </text:span><text:span text:style-name="T20">klasse</text:span></text:p>
      <text:p text:style-name="P60"><text:span text:style-name="T7"><text:tab/></text:span><text:span text:style-name="T2">WHERE</text:span><text:span text:style-name="T7"> </text:span><text:span text:style-name="T20">schueler</text:span><text:span text:style-name="T4">.</text:span><text:span text:style-name="T17">schueler_abiturnote</text:span><text:span text:style-name="T7"> </text:span><text:span text:style-name="T4">&lt;</text:span><text:span text:style-name="T7"> </text:span><text:span text:style-name="T21">5</text:span></text:p>
      <text:p text:style-name="P60"><text:span text:style-name="T7"><text:tab/></text:span><text:span text:style-name="T2">GROUP</text:span><text:span text:style-name="T7"> </text:span><text:span text:style-name="T2">BY</text:span><text:span text:style-name="T7"> </text:span><text:span text:style-name="T20">klasse</text:span><text:span text:style-name="T4">.</text:span><text:span text:style-name="T17">klasse_name</text:span></text:p>
      <text:p text:style-name="P60"><text:span text:style-name="T7"><text:tab/></text:span><text:span text:style-name="T2">ORDER</text:span><text:span text:style-name="T7"> </text:span><text:span text:style-name="T2">BY</text:span><text:span text:style-name="T7"> </text:span><text:span text:style-name="T20">klasse</text:span><text:span text:style-name="T4">.</text:span><text:span text:style-name="T17">klasse_name</text:span><text:span text:style-name="T7"> </text:span><text:span text:style-name="T2">ASC</text:span><text:span text:style-name="T4">;</text:span></text:p>
      <text:p text:style-name="P50"/>
      <text:p text:style-name="P50"/>
      <text:p text:style-name="P51"><text:bookmark-start text:name="__DdeLink__310_610769140"/>Abischnitt gru<text:span text:style-name="T24">p</text:span>piert nach Klassennamen<text:bookmark-end text:name="__DdeLink__310_610769140"/> <text:span text:style-name="T8">(aufsteigender Reihenfolge nach </text:span><text:span text:style-name="T9">Klassenname</text:span><text:span text:style-name="T8">)</text:span></text:p>
      <text:p text:style-name="P49"/>
      <text:p text:style-name="P60"><text:span text:style-name="T2">SELECT</text:span><text:span text:style-name="T7"> </text:span><text:span text:style-name="T20">klasse</text:span><text:span text:style-name="T4">.</text:span><text:span text:style-name="T17">klasse_name</text:span><text:span text:style-name="T4">,</text:span><text:span text:style-name="T7"> </text:span><text:span text:style-name="T14">AVG</text:span><text:span text:style-name="T4">(</text:span><text:span text:style-name="T20">schueler</text:span><text:span text:style-name="T4">.</text:span><text:span text:style-name="T17">schueler_abiturnote</text:span><text:span text:style-name="T4">)</text:span><text:span text:style-name="T7"> </text:span><text:span text:style-name="T2">AS</text:span><text:span text:style-name="T7"> </text:span><text:span text:style-name="T17">Abiturnotendurchschnitt</text:span></text:p>
      <text:p text:style-name="P60"><text:span text:style-name="T2">FROM</text:span><text:span text:style-name="T7"> </text:span><text:span text:style-name="T20">schueler</text:span><text:span text:style-name="T7"> </text:span><text:span text:style-name="T2">INNER</text:span><text:span text:style-name="T7"> </text:span><text:span text:style-name="T2">JOIN</text:span><text:span text:style-name="T7"> </text:span><text:span text:style-name="T20">klasse</text:span><text:span text:style-name="T7"> </text:span><text:span text:style-name="T2">ON</text:span><text:span text:style-name="T7"> </text:span><text:span text:style-name="T20">schueler</text:span><text:span text:style-name="T4">.</text:span><text:span text:style-name="T17">klasse_id</text:span><text:span text:style-name="T7"> </text:span><text:span text:style-name="T4">=</text:span><text:span text:style-name="T7"> </text:span><text:span text:style-name="T20">klasse</text:span><text:span text:style-name="T4">.</text:span><text:span text:style-name="T17">klasse_id</text:span></text:p>
      <text:p text:style-name="P60"><text:span text:style-name="T7"><text:tab/></text:span><text:span text:style-name="T2">WHERE</text:span><text:span text:style-name="T7"> </text:span><text:span text:style-name="T20">schueler</text:span><text:span text:style-name="T4">.</text:span><text:span text:style-name="T17">schueler_abiturnote</text:span><text:span text:style-name="T7"> </text:span><text:span text:style-name="T2">IS</text:span><text:span text:style-name="T7"> </text:span><text:span text:style-name="T2">NOT</text:span><text:span text:style-name="T7"> </text:span><text:span text:style-name="T2">NULL</text:span></text:p>
      <text:p text:style-name="P60"><text:span text:style-name="T7"><text:tab/></text:span><text:span text:style-name="T2">GROUP</text:span><text:span text:style-name="T7"> </text:span><text:span text:style-name="T2">BY</text:span><text:span text:style-name="T7"> </text:span><text:span text:style-name="T20">klasse</text:span><text:span text:style-name="T4">.</text:span><text:span text:style-name="T17">klasse_name</text:span></text:p>
      <text:p text:style-name="P60"><text:span text:style-name="T7"><text:tab/></text:span><text:span text:style-name="T2">ORDER</text:span><text:span text:style-name="T7"> </text:span><text:span text:style-name="T2">BY</text:span><text:span text:style-name="T7"> </text:span><text:span text:style-name="T20">klasse</text:span><text:span text:style-name="T4">.</text:span><text:span text:style-name="T17">klasse_name</text:span><text:span text:style-name="T7"> </text:span><text:span text:style-name="T2">ASC</text:span><text:span text:style-name="T4">;</text:span></text:p>
      <text:p text:style-name="P54"/>
      <text:p text:style-name="P41"/>
      <text:p text:style-name="P41"><text:span text:style-name="T11">Anazahl Lehrer pro Unterrichtsfachabkürzung</text:span><text:span text:style-name="T10"> </text:span><text:span text:style-name="T12">(aufsteigender Reihenfolge nach </text:span><text:span text:style-name="T11">Unterrichtsfachabkürzung</text:span><text:span text:style-name="T12">)</text:span></text:p>
      <text:p text:style-name="P44"/>
      <text:p text:style-name="P60"><text:span text:style-name="T3">SELECT</text:span><text:span text:style-name="T7"> </text:span><text:span text:style-name="T20">unterrichtsfach</text:span><text:span text:style-name="T4">.</text:span><text:span text:style-name="T17">unterrichtsfach_abkuerzung</text:span><text:span text:style-name="T4">,</text:span><text:span text:style-name="T7"> </text:span><text:span text:style-name="T13">COUNT</text:span><text:span text:style-name="T4">(*)</text:span><text:span text:style-name="T7"> </text:span><text:span text:style-name="T2">AS</text:span><text:span text:style-name="T7"> </text:span><text:span text:style-name="T17">lehrer_anzahl</text:span></text:p>
      <text:p text:style-name="P60"><text:span text:style-name="T2">FROM</text:span><text:span text:style-name="T7"> </text:span><text:span text:style-name="T20">lehrer</text:span><text:span text:style-name="T7"> </text:span><text:span text:style-name="T2">NATURAL</text:span><text:span text:style-name="T7"> </text:span><text:span text:style-name="T2">JOIN</text:span><text:span text:style-name="T7"> </text:span><text:span text:style-name="T20">unterrichtsfach</text:span><text:span text:style-name="T7"> </text:span><text:span text:style-name="T2">NATURAL</text:span><text:span text:style-name="T7"> </text:span><text:span text:style-name="T2">JOIN</text:span><text:span text:style-name="T7"> </text:span><text:span text:style-name="T20">lehrung</text:span></text:p>
      <text:p text:style-name="P60"><text:span text:style-name="T7"><text:s text:c="6"/></text:span><text:span text:style-name="T2">GROUP</text:span><text:span text:style-name="T7"> </text:span><text:span text:style-name="T2">BY</text:span><text:span text:style-name="T7"> </text:span><text:span text:style-name="T20">unterrichtsfach</text:span><text:span text:style-name="T4">.</text:span><text:span text:style-name="T17">unterrichtsfach_abkuerzung</text:span></text:p>
      <text:p text:style-name="P60"><text:span text:style-name="T7"><text:tab/></text:span><text:span text:style-name="T2">ORDER</text:span><text:span text:style-name="T7"> </text:span><text:span text:style-name="T2">BY</text:span><text:span text:style-name="T7"> </text:span><text:span text:style-name="T20">unterrichtsfach</text:span><text:span text:style-name="T4">.</text:span><text:span text:style-name="T17">unterrichtsfach_abkuerzung</text:span><text:span text:style-name="T7"> </text:span><text:span text:style-name="T2">ASC</text:span><text:span text:style-name="T4">;</text:span></text:p>
      <text:p text:style-name="P52"/>
      <text:p text:style-name="P57"/>
      <text:p text:style-name="P41"><text:span text:style-name="T11">Anazahl Schüler pro Klasse</text:span><text:span text:style-name="T10"> </text:span><text:span text:style-name="T12">( aufsteigender Reihenfolge nach klasse_name)</text:span></text:p>
      <text:p text:style-name="P57"/>
      <text:p text:style-name="P41"><text:span text:style-name="T5">SELECT</text:span><text:span text:style-name="T6"> </text:span><text:span text:style-name="T19">klasse</text:span><text:span text:style-name="T1">.</text:span>klasse_name<text:span text:style-name="T1">,</text:span><text:span text:style-name="T6"> </text:span><text:span text:style-name="T15">COUNT</text:span><text:span text:style-name="T1">(*)</text:span><text:span text:style-name="T6"> </text:span><text:span text:style-name="T5">AS</text:span><text:span text:style-name="T6"> </text:span>schueler_anzahl</text:p>
      <text:p text:style-name="P60"><text:span text:style-name="T2">FROM</text:span><text:span text:style-name="T7"> </text:span><text:span text:style-name="T20">klasse</text:span><text:span text:style-name="T7"> </text:span><text:span text:style-name="T2">INNER</text:span><text:span text:style-name="T7"> </text:span><text:span text:style-name="T2">JOIN</text:span><text:span text:style-name="T7"> </text:span><text:span text:style-name="T20">schueler</text:span><text:span text:style-name="T7"> </text:span><text:span text:style-name="T2">ON</text:span><text:span text:style-name="T7"> </text:span><text:span text:style-name="T20">klasse</text:span><text:span text:style-name="T4">.</text:span><text:span text:style-name="T17">klasse_id</text:span><text:span text:style-name="T7"> </text:span><text:span text:style-name="T4">=</text:span><text:span text:style-name="T7"> </text:span><text:span text:style-name="T20">schueler</text:span><text:span text:style-name="T4">.</text:span><text:span text:style-name="T17">klasse_id</text:span></text:p>
      <text:p text:style-name="P60"><text:span text:style-name="T7"><text:s text:c="4"/><text:tab/></text:span><text:span text:style-name="T2">GROUP</text:span><text:span text:style-name="T7"> </text:span><text:span text:style-name="T2">BY</text:span><text:span text:style-name="T7"> </text:span><text:span text:style-name="T20">klasse</text:span><text:span text:style-name="T4">.</text:span><text:span text:style-name="T17">klasse_name</text:span><text:span text:style-name="T7"> </text:span></text:p>
      <text:p text:style-name="P60"><text:span text:style-name="T7"><text:tab/></text:span><text:span text:style-name="T2">ORDER</text:span><text:span text:style-name="T7"> </text:span><text:span text:style-name="T2">by</text:span><text:span text:style-name="T7"> </text:span><text:span text:style-name="T20">klasse</text:span><text:span text:style-name="T4">.</text:span><text:span text:style-name="T17">klasse_name</text:span><text:span text:style-name="T7"> </text:span><text:span text:style-name="T2">ASC</text:span><text:span text:style-name="T4">;</text:span></text:p>
      <text:p text:style-name="P58"/>
      <text:p text:style-name="P58"/>
      <text:p text:style-name="P45"><text:span text:style-name="T12">A</text:span><text:span text:style-name="T6">nzeigen, welche Lehrer welche klassen unterrichten </text:span><text:span text:style-name="T12">(aufsteigender Reihenfolge nach </text:span><text:span text:style-name="T6">Nachname, dann Vorname</text:span><text:span text:style-name="T12">)</text:span></text:p>
      <text:p text:style-name="P35"/>
      <text:p text:style-name="P35"><text:span text:style-name="T25">SELECT</text:span><text:span text:style-name="T6"> </text:span><text:span text:style-name="T25">DISTINCT</text:span><text:span text:style-name="T6"> </text:span><text:span text:style-name="T16">l</text:span>.<text:span text:style-name="T16">lehrer_nachname</text:span>,<text:span text:style-name="T6"> </text:span><text:span text:style-name="T16">l</text:span>.<text:span text:style-name="T16">lehrer_vorname</text:span>,<text:span text:style-name="T6"> </text:span><text:span text:style-name="T16">k</text:span>.<text:span text:style-name="T16">klasse_name</text:span></text:p>
      <text:p text:style-name="P48"><text:span text:style-name="T7"><text:tab/></text:span><text:span text:style-name="T2">FROM</text:span><text:span text:style-name="T7"> </text:span><text:span text:style-name="T20">lehrer</text:span><text:span text:style-name="T7"> </text:span><text:span text:style-name="T17">l</text:span><text:span text:style-name="T7"> </text:span><text:span text:style-name="T2">NATURAL</text:span><text:span text:style-name="T7"> </text:span><text:span text:style-name="T2">JOIN</text:span><text:span text:style-name="T7"> </text:span><text:span text:style-name="T20">unterrichtung</text:span><text:span text:style-name="T7"> </text:span><text:span text:style-name="T2">NATURAL</text:span><text:span text:style-name="T7"> </text:span><text:span text:style-name="T2">JOIN</text:span><text:span text:style-name="T7"> </text:span><text:span text:style-name="T20">klasse</text:span><text:span text:style-name="T7"> </text:span><text:span text:style-name="T17">k</text:span></text:p>
      <text:p text:style-name="P48"><text:span text:style-name="T7"><text:tab/></text:span><text:span text:style-name="T2">ORDER</text:span><text:span text:style-name="T7"> </text:span><text:span text:style-name="T2">BY</text:span><text:span text:style-name="T7"> </text:span><text:span text:style-name="T17">l</text:span><text:span text:style-name="T4">.</text:span><text:span text:style-name="T17">lehrer_nachname</text:span><text:span text:style-name="T7"> </text:span><text:span text:style-name="T2">ASC</text:span><text:span text:style-name="T4">,</text:span><text:span text:style-name="T7"> </text:span><text:span text:style-name="T17">l</text:span><text:span text:style-name="T4">.</text:span><text:span text:style-name="T17">lehrer_vorname</text:span><text:span text:style-name="T7"> </text:span><text:span text:style-name="T2">ASC</text:span><text:span text:style-name="T4">;</text:span></text:p>
      <text:p text:style-name="P38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53">Durchschnittliche Alter der Schueler einer Klasse (DATEDIFF(CURRENT_DATE(), s.schueler_geburtsdatum) gibt Differenz zwischen Aktuellem Datum und Datum des Geburtstages des Schueler in Tagen aus. FROM_DAYS() convertiert diese Tage wiederum in ein Datum und mit YEAR() wird das Jahr aus dem Datum geholt.</text:p>
      <text:p text:style-name="P34"/>
      <text:p text:style-name="P60"><text:span text:style-name="T2">SELECT</text:span><text:span text:style-name="T7"> </text:span><text:span text:style-name="T17">k</text:span><text:span text:style-name="T4">.</text:span><text:span text:style-name="T17">klasse_name</text:span><text:span text:style-name="T4">,</text:span><text:span text:style-name="T7"> </text:span></text:p>
      <text:p text:style-name="P60"><text:span text:style-name="T7"><text:tab/></text:span><text:span text:style-name="T13">AVG</text:span><text:span text:style-name="T4">(</text:span><text:span text:style-name="T23">YEAR</text:span><text:span text:style-name="T4">(</text:span><text:span text:style-name="T13">FROM_DAYS</text:span><text:span text:style-name="T4">(</text:span><text:span text:style-name="T13">DATEDIFF</text:span><text:span text:style-name="T4">(</text:span><text:span text:style-name="T13">CURRENT_DATE</text:span><text:span text:style-name="T4">(),</text:span><text:span text:style-name="T7"> </text:span></text:p>
      <text:p text:style-name="P60"><text:span text:style-name="T7"><text:tab/></text:span><text:span text:style-name="T17">s</text:span><text:span text:style-name="T4">.</text:span><text:span text:style-name="T17">schueler_geburtsdatum</text:span><text:span text:style-name="T4">))))</text:span><text:span text:style-name="T7"> </text:span></text:p>
      <text:p text:style-name="P60"><text:span text:style-name="T7"><text:tab/></text:span><text:span text:style-name="T2">AS</text:span><text:span text:style-name="T7"> </text:span><text:span text:style-name="T17">durchschnittsalter</text:span></text:p>
      <text:p text:style-name="P60"><text:span text:style-name="T2">FROM</text:span><text:span text:style-name="T7"> </text:span><text:span text:style-name="T20">schueler</text:span><text:span text:style-name="T7"> </text:span><text:span text:style-name="T17">s</text:span><text:span text:style-name="T7"> </text:span><text:span text:style-name="T2">INNER</text:span><text:span text:style-name="T7"> </text:span><text:span text:style-name="T2">JOIN</text:span><text:span text:style-name="T7"> </text:span><text:span text:style-name="T20">klasse</text:span><text:span text:style-name="T7"> </text:span><text:span text:style-name="T17">k</text:span><text:span text:style-name="T7"> </text:span><text:span text:style-name="T2">ON</text:span><text:span text:style-name="T7"> </text:span><text:span text:style-name="T17">s</text:span><text:span text:style-name="T4">.</text:span><text:span text:style-name="T17">klasse_id</text:span><text:span text:style-name="T7"> </text:span><text:span text:style-name="T4">=</text:span><text:span text:style-name="T7"> </text:span><text:span text:style-name="T17">k</text:span><text:span text:style-name="T4">.</text:span><text:span text:style-name="T17">klasse_id</text:span></text:p>
      <text:p text:style-name="P60"><text:span text:style-name="T2"><text:tab/>GROUP</text:span><text:span text:style-name="T7"> </text:span><text:span text:style-name="T2">BY</text:span><text:span text:style-name="T7"> </text:span><text:span text:style-name="T17">k</text:span><text:span text:style-name="T4">.</text:span><text:span text:style-name="T17">klasse_name</text:span></text:p>
      <text:p text:style-name="P60"><text:span text:style-name="T2"><text:tab/>ORDER</text:span><text:span text:style-name="T7"> </text:span><text:span text:style-name="T2">BY</text:span><text:span text:style-name="T7"> </text:span><text:span text:style-name="T17">k</text:span><text:span text:style-name="T4">.</text:span><text:span text:style-name="T17">klasse_name</text:span><text:span text:style-name="T7"> </text:span><text:span text:style-name="T2">ASC</text:span><text:span text:style-name="T4">;</text:span></text:p>
      <text:p text:style-name="P44"/>
      <text:p text:style-name="P42"/>
      <text:p text:style-name="P53"><text:bookmark-start text:name="__DdeLink__3924_3511195808"/><text:span text:style-name="T27">Das</text:span> Alter der <text:span text:style-name="T27">Lehrer die einen behindertengerechten Parklplatz haben</text:span><text:bookmark-end text:name="__DdeLink__3924_3511195808"/> (DATEDIFF(CURRENT_DATE(), s.schueler_geburtsdatum) gibt Differenz zwischen Aktuellem Datum und Datum des Geburtstages des Schueler in Tagen aus. FROM_DAYS() convertiert diese Tage wiederum in ein Datum und mit YEAR() wird das Jahr aus dem Datum geholt.</text:p>
      <text:p text:style-name="P53"/>
      <text:p text:style-name="P60"><text:span text:style-name="T2">SELECT</text:span><text:span text:style-name="T7"> </text:span><text:span text:style-name="T17">l</text:span><text:span text:style-name="T4">.</text:span><text:span text:style-name="T17">lehrer_nachname</text:span><text:span text:style-name="T4">,</text:span><text:span text:style-name="T7"> </text:span><text:span text:style-name="T17">l</text:span><text:span text:style-name="T4">.</text:span><text:span text:style-name="T17">lehrer_vorname</text:span><text:span text:style-name="T4">,</text:span></text:p>
      <text:p text:style-name="P60"><text:span text:style-name="T7"><text:tab/></text:span><text:span text:style-name="T23">YEAR</text:span><text:span text:style-name="T4">(</text:span><text:span text:style-name="T13">FROM_DAYS</text:span><text:span text:style-name="T4">(</text:span><text:span text:style-name="T13">DATEDIFF</text:span><text:span text:style-name="T4">(</text:span><text:span text:style-name="T13">CURRENT_DATE</text:span><text:span text:style-name="T4">(),</text:span><text:span text:style-name="T7"> </text:span></text:p>
      <text:p text:style-name="P60"><text:span text:style-name="T7"><text:tab/></text:span><text:span text:style-name="T17">l</text:span><text:span text:style-name="T4">.</text:span><text:span text:style-name="T17">lehrer_geburtsdatum</text:span><text:span text:style-name="T4">)))</text:span></text:p>
      <text:p text:style-name="P60"><text:span text:style-name="T7"><text:tab/></text:span><text:span text:style-name="T2">AS</text:span><text:span text:style-name="T7"> </text:span><text:span text:style-name="T17">lehrer_alter</text:span></text:p>
      <text:p text:style-name="P60"><text:span text:style-name="T2">FROM</text:span><text:span text:style-name="T7"> </text:span><text:span text:style-name="T20">lehrer</text:span><text:span text:style-name="T7"> </text:span><text:span text:style-name="T17">l</text:span></text:p>
      <text:p text:style-name="P60"><text:span text:style-name="T7"><text:tab/></text:span><text:span text:style-name="T2">WHERE</text:span><text:span text:style-name="T7"> </text:span><text:span text:style-name="T17">l</text:span><text:span text:style-name="T4">.</text:span><text:span text:style-name="T17">lehrer_parkplatznummer</text:span><text:span text:style-name="T7"> </text:span><text:span text:style-name="T2">IS</text:span><text:span text:style-name="T7"> </text:span><text:span text:style-name="T2">NOT</text:span><text:span text:style-name="T7"> </text:span><text:span text:style-name="T2">NULL</text:span><text:span text:style-name="T7"> </text:span></text:p>
      <text:p text:style-name="P60"><text:span text:style-name="T7"><text:tab/></text:span><text:span text:style-name="T2">AND</text:span><text:span text:style-name="T7"> </text:span><text:span text:style-name="T17">l</text:span><text:span text:style-name="T4">.</text:span><text:span text:style-name="T17">lehrer_parkplatz_behindertengerecht</text:span><text:span text:style-name="T7"> </text:span><text:span text:style-name="T4">=</text:span><text:span text:style-name="T7"> </text:span><text:span text:style-name="T21">1</text:span></text:p>
      <text:p text:style-name="P60"><text:span text:style-name="T7"><text:tab/></text:span><text:span text:style-name="T2">ORDER</text:span><text:span text:style-name="T7"> </text:span><text:span text:style-name="T2">BY</text:span><text:span text:style-name="T7"> </text:span><text:span text:style-name="T17">l</text:span><text:span text:style-name="T4">.</text:span><text:span text:style-name="T17">lehrer_nachname</text:span><text:span text:style-name="T4">,</text:span><text:span text:style-name="T7"> </text:span><text:span text:style-name="T17">l</text:span><text:span text:style-name="T4">.</text:span><text:span text:style-name="T17">lehrer_vorname</text:span><text:span text:style-name="T7"> </text:span><text:span text:style-name="T2">ASC</text:span><text:span text:style-name="T4">;</text:span></text:p>
      <text:p text:style-name="P34"/>
      <text:p text:style-name="P34"/>
      <text:p text:style-name="P55"><text:span text:style-name="T27">A</text:span>nzahl aller Orte anzeigen, aus denen Lehrer und Schüler kommen. </text:p>
      <text:p text:style-name="P55">UNION ALL vereinigt alle Lehrer und Schüler. Diese <text:span text:style-name="T28">innere Vereinigungsanfrage</text:span> wird nach ort groupiert und in dem äußeren <text:span text:style-name="T28">SELECT</text:span> wird mit Hilfe des Alias temp auf den Ort zugegriffen, der bei der inneren Vereinigung definiert wurde.</text:p>
      <text:p text:style-name="P36"/>
      <text:p text:style-name="P59"><text:span text:style-name="T2">SELECT</text:span><text:span text:style-name="T7"> </text:span><text:span text:style-name="T17">temp</text:span><text:span text:style-name="T4">.</text:span><text:span text:style-name="T17">ort</text:span><text:span text:style-name="T4">,</text:span><text:span text:style-name="T7"> </text:span><text:span text:style-name="T13">COUNT</text:span><text:span text:style-name="T4">(*)</text:span><text:span text:style-name="T7"> </text:span><text:span text:style-name="T2">AS</text:span><text:span text:style-name="T7"> </text:span><text:span text:style-name="T17">anzahl</text:span></text:p>
      <text:p text:style-name="P59"><text:span text:style-name="T2">FROM</text:span><text:span text:style-name="T7"> </text:span><text:span text:style-name="T4">(</text:span><text:span text:style-name="T7"> </text:span></text:p>
      <text:p text:style-name="P59"><text:span text:style-name="T7"><text:tab/></text:span><text:span text:style-name="T2">SELECT</text:span><text:span text:style-name="T7"> </text:span><text:span text:style-name="T17">s</text:span><text:span text:style-name="T4">.</text:span><text:span text:style-name="T17">schueler_ort</text:span><text:span text:style-name="T7"> </text:span><text:span text:style-name="T2">AS</text:span><text:span text:style-name="T7"> </text:span><text:span text:style-name="T17">ort</text:span></text:p>
      <text:p text:style-name="P59"><text:span text:style-name="T7"><text:tab/></text:span><text:span text:style-name="T2">FROM</text:span><text:span text:style-name="T7"> </text:span><text:span text:style-name="T20">schueler</text:span><text:span text:style-name="T7"> </text:span><text:span text:style-name="T17">s</text:span></text:p>
      <text:p text:style-name="P59"><text:span text:style-name="T7"><text:tab/></text:span><text:span text:style-name="T2">UNION</text:span><text:span text:style-name="T7"> </text:span><text:span text:style-name="T2">ALL</text:span></text:p>
      <text:p text:style-name="P59"><text:span text:style-name="T7"><text:tab/></text:span><text:span text:style-name="T2">SELECT</text:span><text:span text:style-name="T7"> </text:span><text:span text:style-name="T17">l</text:span><text:span text:style-name="T4">.</text:span><text:span text:style-name="T17">lehrer_ort</text:span><text:span text:style-name="T7"> </text:span><text:span text:style-name="T2">AS</text:span><text:span text:style-name="T7"> </text:span><text:span text:style-name="T17">ort</text:span></text:p>
      <text:p text:style-name="P59"><text:span text:style-name="T7"><text:tab/></text:span><text:span text:style-name="T2">FROM</text:span><text:span text:style-name="T7"> </text:span><text:span text:style-name="T20">lehrer</text:span><text:span text:style-name="T7"> </text:span><text:span text:style-name="T17">l</text:span><text:span text:style-name="T4">)</text:span><text:span text:style-name="T7"> </text:span><text:span text:style-name="T2">AS</text:span><text:span text:style-name="T7"> </text:span><text:span text:style-name="T17">temp</text:span></text:p>
      <text:p text:style-name="P59"><text:span text:style-name="T2">GROUP</text:span><text:span text:style-name="T7"> </text:span><text:span text:style-name="T2">BY</text:span><text:span text:style-name="T7"> </text:span><text:span text:style-name="T17">ort</text:span></text:p>
      <text:p text:style-name="P59"><text:span text:style-name="T2">ORDER</text:span><text:span text:style-name="T7"> </text:span><text:span text:style-name="T2">BY</text:span><text:span text:style-name="T7"> </text:span><text:span text:style-name="T17">ort</text:span><text:span text:style-name="T7"> </text:span><text:span text:style-name="T2">ASC</text:span><text:span text:style-name="T4">;</text:span></text:p>
      <text:p text:style-name="P36"/>
      <text:p text:style-name="P56">Anzahl aller Orte anzeigen, aus denen die Schüler kommen</text:p>
      <text:p text:style-name="P44"/>
      <text:p text:style-name="P44"><text:span text:style-name="T5">SELECT</text:span><text:span text:style-name="T6"> </text:span>s<text:span text:style-name="T1">.</text:span>schueler_ort<text:span text:style-name="T1">,</text:span><text:span text:style-name="T6"> </text:span><text:span text:style-name="T15">COUNT</text:span><text:span text:style-name="T1">(*)</text:span></text:p>
      <text:p text:style-name="P60"><text:span text:style-name="T2">FROM</text:span><text:span text:style-name="T7"> </text:span><text:span text:style-name="T20">schueler</text:span><text:span text:style-name="T7"> </text:span><text:span text:style-name="T17">s</text:span></text:p>
      <text:p text:style-name="P60"><text:span text:style-name="T2">GROUP</text:span><text:span text:style-name="T7"> </text:span><text:span text:style-name="T2">BY</text:span><text:span text:style-name="T7"> </text:span><text:span text:style-name="T17">s</text:span><text:span text:style-name="T4">.</text:span><text:span text:style-name="T17">schueler_ort</text:span></text:p>
      <text:p text:style-name="P60"><text:span text:style-name="T2">ORDER</text:span><text:span text:style-name="T7"> </text:span><text:span text:style-name="T2">BY</text:span><text:span text:style-name="T7"> </text:span><text:span text:style-name="T17">s</text:span><text:span text:style-name="T4">.</text:span><text:span text:style-name="T17">schueler_ort</text:span><text:span text:style-name="T7"> </text:span><text:span text:style-name="T2">ASC</text:span><text:span text:style-name="T4">;</text:span></text:p>
      <text:p text:style-name="P44"/>
      <text:p text:style-name="P56">Anzahl aller Orte anzeigen, aus denen die Lehrer kommen</text:p>
      <text:p text:style-name="P44"/>
      <text:p text:style-name="P43"><text:span text:style-name="T5">SELECT</text:span><text:span text:style-name="T6"> </text:span>l<text:span text:style-name="T1">.</text:span>lehrer_ort<text:span text:style-name="T1">,</text:span><text:span text:style-name="T6"> </text:span><text:span text:style-name="T15">COUNT</text:span><text:span text:style-name="T1">(*)</text:span></text:p>
      <text:p text:style-name="P60"><text:span text:style-name="T2">FROM</text:span><text:span text:style-name="T7"> </text:span><text:span text:style-name="T20">lehrer</text:span><text:span text:style-name="T7"> </text:span><text:span text:style-name="T17">l</text:span></text:p>
      <text:p text:style-name="P60"><text:span text:style-name="T2">GROUP</text:span><text:span text:style-name="T7"> </text:span><text:span text:style-name="T2">BY</text:span><text:span text:style-name="T7"> </text:span><text:span text:style-name="T17">l</text:span><text:span text:style-name="T4">.</text:span><text:span text:style-name="T17">lehrer_ort</text:span></text:p>
      <text:p text:style-name="P34"><text:span text:style-name="T26">ORDER</text:span><text:span text:style-name="T12"> </text:span><text:span text:style-name="T26">BY</text:span><text:span text:style-name="T12"> </text:span><text:span text:style-name="T18">l</text:span><text:span text:style-name="T29">.</text:span><text:span text:style-name="T18">lehrer_ort</text:span><text:span text:style-name="T12"> </text:span><text:span text:style-name="T26">ASC</text:span><text:span text:style-name="T29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9T00:34:15.410657708</meta:creation-date>
    <dc:date>2021-01-23T21:15:25.186949308</dc:date>
    <meta:editing-duration>PT6H30M41S</meta:editing-duration>
    <meta:editing-cycles>43</meta:editing-cycles>
    <meta:generator>LibreOffice/6.1.5.2$Linux_X86_64 LibreOffice_project/10$Build-2</meta:generator>
    <dc:title>Untitled</dc:title>
    <meta:document-statistic meta:table-count="0" meta:image-count="0" meta:object-count="0" meta:page-count="2" meta:paragraph-count="72" meta:word-count="455" meta:character-count="3881" meta:non-whitespace-character-count="3433"/>
  </office:meta>
</office:document-meta>
</file>